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text-shadow="none" fo:font-weight="normal" officeooo:rsid="004131ce" officeooo:paragraph-rsid="004131ce" style:font-weight-asian="normal" style:font-weight-complex="normal"/>
    </style:style>
    <style:style style:name="P9" style:family="paragraph" style:parent-style-name="Text_20_body">
      <style:text-properties fo:text-shadow="none" fo:font-weight="normal" officeooo:rsid="0052eeb8" officeooo:paragraph-rsid="0052eeb8" style:font-weight-asian="normal" style:font-weight-complex="normal"/>
    </style:style>
    <style:style style:name="P10" style:family="paragraph" style:parent-style-name="Text_20_body">
      <style:text-properties officeooo:rsid="004a2229" officeooo:paragraph-rsid="004a2229"/>
    </style:style>
    <style:style style:name="P11" style:family="paragraph" style:parent-style-name="Text_20_body">
      <style:text-properties officeooo:rsid="004b913a" officeooo:paragraph-rsid="004b913a"/>
    </style:style>
    <style:style style:name="P12" style:family="paragraph" style:parent-style-name="Text_20_body">
      <style:text-properties officeooo:paragraph-rsid="004b913a"/>
    </style:style>
    <style:style style:name="P13" style:family="paragraph" style:parent-style-name="Text_20_body">
      <style:text-properties officeooo:rsid="0046442c" officeooo:paragraph-rsid="0046442c"/>
    </style:style>
    <style:style style:name="P14" style:family="paragraph" style:parent-style-name="Text_20_body">
      <style:text-properties officeooo:rsid="004e7e99" officeooo:paragraph-rsid="004e7e99"/>
    </style:style>
    <style:style style:name="P15" style:family="paragraph" style:parent-style-name="Text_20_body">
      <style:text-properties officeooo:rsid="002600ac" officeooo:paragraph-rsid="002600ac"/>
    </style:style>
    <style:style style:name="P16" style:family="paragraph" style:parent-style-name="Text_20_body">
      <style:text-properties officeooo:rsid="0020ff3b" officeooo:paragraph-rsid="0020ff3b"/>
    </style:style>
    <style:style style:name="P17" style:family="paragraph" style:parent-style-name="Text_20_body">
      <style:text-properties officeooo:rsid="0052d86c" officeooo:paragraph-rsid="0052d86c"/>
    </style:style>
    <style:style style:name="P18" style:family="paragraph" style:parent-style-name="Title">
      <style:text-properties officeooo:rsid="001f6bc7" officeooo:paragraph-rsid="0020ff3b"/>
    </style:style>
    <style:style style:name="P19"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0"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21" style:family="paragraph" style:parent-style-name="Text_20_body">
      <style:text-properties officeooo:rsid="0024460c" officeooo:paragraph-rsid="0024460c"/>
    </style:style>
    <style:style style:name="P22" style:family="paragraph" style:parent-style-name="Text_20_body">
      <style:text-properties officeooo:rsid="002a85e9" officeooo:paragraph-rsid="002a85e9"/>
    </style:style>
    <style:style style:name="P23" style:family="paragraph" style:parent-style-name="Text_20_body">
      <style:text-properties officeooo:rsid="001f6bc7" officeooo:paragraph-rsid="0020ff3b"/>
    </style:style>
    <style:style style:name="P24" style:family="paragraph" style:parent-style-name="Text_20_body">
      <style:text-properties officeooo:rsid="00230b95" officeooo:paragraph-rsid="005aa742"/>
    </style:style>
    <style:style style:name="P25" style:family="paragraph" style:parent-style-name="Text_20_body">
      <style:text-properties officeooo:rsid="0053fbd6" officeooo:paragraph-rsid="0053fbd6"/>
    </style:style>
    <style:style style:name="P26" style:family="paragraph" style:parent-style-name="Text_20_body">
      <style:text-properties officeooo:rsid="0050b148" officeooo:paragraph-rsid="005ad44d"/>
    </style:style>
    <style:style style:name="P27" style:family="paragraph" style:parent-style-name="Text_20_body">
      <style:text-properties fo:text-shadow="none" fo:font-weight="bold" officeooo:rsid="002600ac" officeooo:paragraph-rsid="005ad44d" style:font-weight-asian="bold" style:font-weight-complex="bold"/>
    </style:style>
    <style:style style:name="P28"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29"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0"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5" style:family="paragraph" style:parent-style-name="Text_20_body">
      <style:paragraph-properties fo:margin-left="1.251cm" fo:margin-right="0cm" fo:text-indent="0cm" style:auto-text-indent="false"/>
      <style:text-properties officeooo:rsid="00589df8" officeooo:paragraph-rsid="00589df8"/>
    </style:style>
    <style:style style:name="P36" style:family="paragraph" style:parent-style-name="Text_20_body">
      <style:paragraph-properties fo:margin-left="1.251cm" fo:margin-right="0cm" fo:text-indent="0cm" style:auto-text-indent="false"/>
      <style:text-properties officeooo:rsid="0021269f" officeooo:paragraph-rsid="0021269f"/>
    </style:style>
    <style:style style:name="P37" style:family="paragraph" style:parent-style-name="Heading_20_1">
      <style:text-properties officeooo:rsid="00280e97" officeooo:paragraph-rsid="00280e97"/>
    </style:style>
    <style:style style:name="P38" style:family="paragraph" style:parent-style-name="Heading_20_1">
      <style:text-properties officeooo:rsid="001f6bc7" officeooo:paragraph-rsid="0020ff3b"/>
    </style:style>
    <style:style style:name="P39" style:family="paragraph" style:parent-style-name="Heading_20_2">
      <style:text-properties officeooo:rsid="0053fbd6" officeooo:paragraph-rsid="0053fbd6"/>
    </style:style>
    <style:style style:name="P40" style:family="paragraph" style:parent-style-name="Heading_20_2">
      <style:text-properties officeooo:rsid="001f6bc7" officeooo:paragraph-rsid="0020ff3b"/>
    </style:style>
    <style:style style:name="P41" style:family="paragraph" style:parent-style-name="Heading_20_2">
      <style:text-properties officeooo:rsid="0020ff3b" officeooo:paragraph-rsid="0020ff3b"/>
    </style:style>
    <style:style style:name="P42" style:family="paragraph" style:parent-style-name="Heading_20_2">
      <style:text-properties officeooo:rsid="0052d86c" officeooo:paragraph-rsid="0052d86c"/>
    </style:style>
    <style:style style:name="P43" style:family="paragraph" style:parent-style-name="Heading_20_2">
      <style:text-properties officeooo:rsid="0021269f" officeooo:paragraph-rsid="0021269f"/>
    </style:style>
    <style:style style:name="P44" style:family="paragraph" style:parent-style-name="Heading_20_2">
      <style:text-properties officeooo:rsid="002186b6" officeooo:paragraph-rsid="002186b6"/>
    </style:style>
    <style:style style:name="P45" style:family="paragraph" style:parent-style-name="Heading_20_2">
      <style:text-properties officeooo:rsid="0024460c" officeooo:paragraph-rsid="0024460c"/>
    </style:style>
    <style:style style:name="P46" style:family="paragraph" style:parent-style-name="Heading_20_2">
      <style:text-properties officeooo:rsid="002600ac" officeooo:paragraph-rsid="002600ac"/>
    </style:style>
    <style:style style:name="P47" style:family="paragraph" style:parent-style-name="Heading_20_2">
      <style:text-properties officeooo:rsid="002600ac" officeooo:paragraph-rsid="005ad44d"/>
    </style:style>
    <style:style style:name="P48" style:family="paragraph" style:parent-style-name="Heading_20_2">
      <style:text-properties officeooo:rsid="00276a62" officeooo:paragraph-rsid="00276a62"/>
    </style:style>
    <style:style style:name="P49" style:family="paragraph" style:parent-style-name="Heading_20_2">
      <style:text-properties officeooo:rsid="004a2229" officeooo:paragraph-rsid="004a2229"/>
    </style:style>
    <style:style style:name="P50" style:family="paragraph" style:parent-style-name="Heading_20_2">
      <style:text-properties officeooo:paragraph-rsid="005aa742"/>
    </style:style>
    <style:style style:name="P51"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officeooo:rsid="0021269f"/>
    </style:style>
    <style:style style:name="T20" style:family="text">
      <style:text-properties fo:font-weight="normal" style:font-weight-asian="normal" style:font-weight-complex="normal"/>
    </style:style>
    <style:style style:name="T21" style:family="text">
      <style:text-properties fo:font-weight="normal" officeooo:rsid="0021269f" style:font-weight-asian="normal" style:font-weight-complex="normal"/>
    </style:style>
    <style:style style:name="T22" style:family="text">
      <style:text-properties fo:font-weight="normal" officeooo:rsid="002186b6" style:font-weight-asian="normal" style:font-weight-complex="normal"/>
    </style:style>
    <style:style style:name="T23" style:family="text">
      <style:text-properties fo:font-weight="normal" officeooo:rsid="0020ff3b" style:font-weight-asian="normal" style:font-weight-complex="normal"/>
    </style:style>
    <style:style style:name="T24" style:family="text">
      <style:text-properties fo:font-weight="normal" officeooo:rsid="002a85e9" style:font-weight-asian="normal" style:font-weight-complex="normal"/>
    </style:style>
    <style:style style:name="T25" style:family="text">
      <style:text-properties fo:font-weight="normal" officeooo:rsid="003bac52" style:font-weight-asian="normal" style:font-weight-complex="normal"/>
    </style:style>
    <style:style style:name="T26" style:family="text">
      <style:text-properties fo:font-weight="normal" officeooo:rsid="003cf963" style:font-weight-asian="normal" style:font-weight-complex="normal"/>
    </style:style>
    <style:style style:name="T27" style:family="text">
      <style:text-properties fo:font-weight="normal" officeooo:rsid="003e4cc4" style:font-weight-asian="normal" style:font-weight-complex="normal"/>
    </style:style>
    <style:style style:name="T28" style:family="text">
      <style:text-properties fo:font-weight="normal" officeooo:rsid="004403bf" style:font-weight-asian="normal" style:font-weight-complex="normal"/>
    </style:style>
    <style:style style:name="T29" style:family="text">
      <style:text-properties fo:font-weight="normal" officeooo:rsid="0046442c" style:font-weight-asian="normal" style:font-weight-complex="normal"/>
    </style:style>
    <style:style style:name="T30" style:family="text">
      <style:text-properties fo:font-weight="normal" officeooo:rsid="0048f100" style:font-weight-asian="normal" style:font-weight-complex="normal"/>
    </style:style>
    <style:style style:name="T31" style:family="text">
      <style:text-properties fo:font-weight="normal" officeooo:rsid="0025cc9c" style:font-weight-asian="normal" style:font-weight-complex="normal"/>
    </style:style>
    <style:style style:name="T32" style:family="text">
      <style:text-properties fo:font-weight="normal" officeooo:rsid="0055aff0" style:font-weight-asian="normal" style:font-weight-complex="normal"/>
    </style:style>
    <style:style style:name="T33" style:family="text">
      <style:text-properties fo:font-weight="normal" officeooo:rsid="005a70c5" style:font-weight-asian="normal" style:font-weight-complex="normal"/>
    </style:style>
    <style:style style:name="T34" style:family="text">
      <style:text-properties officeooo:rsid="0025cc9c"/>
    </style:style>
    <style:style style:name="T35" style:family="text">
      <style:text-properties officeooo:rsid="0029186e"/>
    </style:style>
    <style:style style:name="T36" style:family="text">
      <style:text-properties fo:text-shadow="none" fo:font-weight="bold" officeooo:rsid="0029186e" style:font-weight-asian="bold" style:font-weight-complex="bold"/>
    </style:style>
    <style:style style:name="T37" style:family="text">
      <style:text-properties fo:text-shadow="none" fo:font-weight="bold" officeooo:rsid="003cf963" style:font-weight-asian="bold" style:font-weight-complex="bold"/>
    </style:style>
    <style:style style:name="T38" style:family="text">
      <style:text-properties fo:text-shadow="none" fo:font-weight="bold" officeooo:rsid="0041190a" style:font-weight-asian="bold" style:font-weight-complex="bold"/>
    </style:style>
    <style:style style:name="T39" style:family="text">
      <style:text-properties fo:text-shadow="none" fo:font-weight="bold" officeooo:rsid="0052eeb8" style:font-weight-asian="bold" style:font-weight-complex="bold"/>
    </style:style>
    <style:style style:name="T40" style:family="text">
      <style:text-properties fo:text-shadow="none" fo:font-weight="normal" officeooo:rsid="0029186e" style:font-weight-asian="normal" style:font-weight-complex="normal"/>
    </style:style>
    <style:style style:name="T41" style:family="text">
      <style:text-properties fo:text-shadow="none" fo:font-weight="normal" officeooo:rsid="003cf963" style:font-weight-asian="normal" style:font-weight-complex="normal"/>
    </style:style>
    <style:style style:name="T42" style:family="text">
      <style:text-properties fo:text-shadow="none" fo:font-weight="normal" officeooo:rsid="0041190a" style:font-weight-asian="normal" style:font-weight-complex="normal"/>
    </style:style>
    <style:style style:name="T43" style:family="text">
      <style:text-properties fo:text-shadow="none" fo:font-weight="normal" officeooo:rsid="004131ce" style:font-weight-asian="normal" style:font-weight-complex="normal"/>
    </style:style>
    <style:style style:name="T44" style:family="text">
      <style:text-properties fo:text-shadow="none" fo:font-weight="normal" officeooo:rsid="00460e4b" style:font-weight-asian="normal" style:font-weight-complex="normal"/>
    </style:style>
    <style:style style:name="T45" style:family="text">
      <style:text-properties fo:text-shadow="none" fo:font-weight="normal" officeooo:rsid="0052eeb8" style:font-weight-asian="normal" style:font-weight-complex="normal"/>
    </style:style>
    <style:style style:name="T46" style:family="text">
      <style:text-properties officeooo:rsid="002a85e9"/>
    </style:style>
    <style:style style:name="T47" style:family="text">
      <style:text-properties officeooo:rsid="002a8b6e"/>
    </style:style>
    <style:style style:name="T48" style:family="text">
      <style:text-properties officeooo:rsid="002b7d28"/>
    </style:style>
    <style:style style:name="T49" style:family="text">
      <style:text-properties officeooo:rsid="002d9e09"/>
    </style:style>
    <style:style style:name="T50" style:family="text">
      <style:text-properties officeooo:rsid="002f1909"/>
    </style:style>
    <style:style style:name="T51" style:family="text">
      <style:text-properties officeooo:rsid="00310d04"/>
    </style:style>
    <style:style style:name="T52" style:family="text">
      <style:text-properties officeooo:rsid="0031b555"/>
    </style:style>
    <style:style style:name="T53" style:family="text">
      <style:text-properties officeooo:rsid="00322f4a"/>
    </style:style>
    <style:style style:name="T54" style:family="text">
      <style:text-properties officeooo:rsid="0034bff9"/>
    </style:style>
    <style:style style:name="T55" style:family="text">
      <style:text-properties officeooo:rsid="003604b0"/>
    </style:style>
    <style:style style:name="T56" style:family="text">
      <style:text-properties officeooo:rsid="0038987f"/>
    </style:style>
    <style:style style:name="T57" style:family="text">
      <style:text-properties officeooo:rsid="0039918c"/>
    </style:style>
    <style:style style:name="T58" style:family="text">
      <style:text-properties officeooo:rsid="003bac52"/>
    </style:style>
    <style:style style:name="T59" style:family="text">
      <style:text-properties fo:background-color="transparent" loext:char-shading-value="0"/>
    </style:style>
    <style:style style:name="T60" style:family="text">
      <style:text-properties officeooo:rsid="003bac52" fo:background-color="transparent" loext:char-shading-value="0"/>
    </style:style>
    <style:style style:name="T61" style:family="text">
      <style:text-properties officeooo:rsid="004403bf"/>
    </style:style>
    <style:style style:name="T62" style:family="text">
      <style:text-properties officeooo:rsid="00451acc"/>
    </style:style>
    <style:style style:name="T63" style:family="text">
      <style:text-properties officeooo:rsid="0046442c"/>
    </style:style>
    <style:style style:name="T64" style:family="text">
      <style:text-properties officeooo:rsid="004a6733"/>
    </style:style>
    <style:style style:name="T65" style:family="text">
      <style:text-properties officeooo:rsid="004b913a"/>
    </style:style>
    <style:style style:name="T66" style:family="text">
      <style:text-properties officeooo:rsid="004cecd8"/>
    </style:style>
    <style:style style:name="T67" style:family="text">
      <style:text-properties officeooo:rsid="004d3959"/>
    </style:style>
    <style:style style:name="T68" style:family="text">
      <style:text-properties officeooo:rsid="004e7e99"/>
    </style:style>
    <style:style style:name="T69" style:family="text">
      <style:text-properties officeooo:rsid="004f3972"/>
    </style:style>
    <style:style style:name="T70" style:family="text">
      <style:text-properties officeooo:rsid="0050b148"/>
    </style:style>
    <style:style style:name="T71" style:family="text">
      <style:text-properties officeooo:rsid="00516d8e"/>
    </style:style>
    <style:style style:name="T72" style:family="text">
      <style:text-properties officeooo:rsid="0052d86c"/>
    </style:style>
    <style:style style:name="T73" style:family="text">
      <style:text-properties officeooo:rsid="0052eeb8"/>
    </style:style>
    <style:style style:name="T74" style:family="text">
      <style:text-properties officeooo:rsid="005654a2"/>
    </style:style>
    <style:style style:name="T75" style:family="text">
      <style:text-properties officeooo:rsid="005dd8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ramework Lym</text:p>
      <text:h text:style-name="P37"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38"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59">Lo sviluppo sarà effettuato col linguaggio PHP 7.2 per avere comunque una tecnologia sufficientemente versatile per poter realizzare un framework sufficientemente interessant</text:span><text:span text:style-name="T60">e. </text:span>Il nome Lym è stato liberamente ispirato e anche se ci sono alcuni conflitti con progetti esistenti non sembrano essercene in maniera problematica. <text:span text:style-name="T19">Per il momento il framework sarà mantenuto closed source. Se possibile le varie funzionalità richieste saranno analizzate per provvedere alla migliore soluzione possibile in termini di supporto del framework.</text:span></text:p>
      <text:h text:style-name="P38"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34">Le classi di Lym avranno tutte come prefisso nel nome della classe la lettera </text:span><text:span text:style-name="T9">L</text:span><text:span text:style-name="T31"> </text:span><text:span text:style-name="T32">tranne la classe Lym</text:span><text:span text:style-name="T34">. Le classi di Lym per comodità non avranno un namespace e saranno tutte incluse automaticamente. Si cercherà di limitarne in numero anche se in certi casi si tratterà di classi piuttosto corpose, come la classe Lym stessa.</text:span></text:p>
      <text:h text:style-name="P50" text:outline-level="2">External Framework <text:span text:style-name="T74">(ok)</text:span></text:h>
      <text:p text:style-name="P24">Il framework sarà mantenuto in una cartella esterna per non sovrapporre i file a quelli del progetto. <text:soft-page-break/>Si valuterà se utilizzare un numero di versione per la gestione delle varie versioni del framework. <text:span text:style-name="T46">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24"> </text:span><text:span text:style-name="T28">e di default avrà il valore “../lym_framework/”</text:span><text:span text:style-name="T46">. E' l'unico parametro che è consentito variare in quello script.</text:span></text:p>
      <text:h text:style-name="P39" text:outline-level="2">Framework and project execution <text:span text:style-name="T74">(ok)</text:span></text:h>
      <text:p text:style-name="P25">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47" text:outline-level="2"><text:span text:style-name="T70">Execution</text:span> <text:span text:style-name="T62">mode (ok/rifinire)</text:span></text:h>
      <text:p text:style-name="P26">Il framework potrà funzionare in modalità differenti esibendo dei comportamenti differenti per facilitare fasi di sviluppo differenti. <text:span text:style-name="T75">Quando verrà lanciato in framework execution sarà di default impostato a framework_development e non sarà possibile modificarlo (perchè in quella modalità non usa altre configurazioni al di fuori di quella interna).</text:span></text:p>
      <text:p text:style-name="P26">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27">- <text:span text:style-name="T70">maintenance</text:span></text:p>
      <text:p text:style-name="P27">- <text:span text:style-name="T70">framework_development</text:span></text:p>
      <text:p text:style-name="P27">- <text:span text:style-name="T70">development</text:span></text:p>
      <text:p text:style-name="P27">- <text:span text:style-name="T70">testing</text:span></text:p>
      <text:p text:style-name="P27"><text:soft-page-break/>- <text:span text:style-name="T70">production</text:span></text:p>
      <text:p text:style-name="P26">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6">L'uso delle modalità di esecuzione serve a facilitare e migliorare notevolmente il ciclo di sviluppo di un software.</text:p>
      <text:h text:style-name="P40" text:outline-level="2">Unit Testing <text:span text:style-name="T74">(ok)</text:span></text:h>
      <text:p text:style-name="P1">Il supporto allo unit testing con due cartelle dedicate : test e test_fast. I test potranno essere spostati da una cartella all'altra per velocizzare lo sviluppo utilizzando lo unit testing <text:span text:style-name="T35">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36"> </text:span><text:span text:style-name="T40">e richiamare uno script da linea di comando </text:span><text:span text:style-name="T45">(rispettivamente </text:span><text:span text:style-name="T39">run_tests.sh</text:span><text:span text:style-name="T45"> e </text:span><text:span text:style-name="T39">run_tests_fast.sh</text:span><text:span text:style-name="T45">) </text:span><text:span text:style-name="T40">o da pannello di controllo per la visualizzazione del risultato. </text:span><text:span text:style-name="T41">Le classi si chiameranno </text:span><text:span text:style-name="T38">L</text:span><text:span text:style-name="T37">TestCase</text:span><text:span text:style-name="T41"> (da cui ereditare per implementare I test e con all'interno i metodi per fare gli assert), </text:span><text:span text:style-name="T38">L</text:span><text:span text:style-name="T37">TestRunner</text:span><text:span text:style-name="T41"> (per spazzolare le cartelle e lanciare effettivamente i test) e </text:span><text:span text:style-name="T38">LA</text:span><text:span text:style-name="T37">ssert</text:span><text:span text:style-name="T41"> (da utilizzare come base per </text:span><text:span text:style-name="T42">L</text:span><text:span text:style-name="T41">TestCase per non riempire eccessivamente di codice TestCase). </text:span><text:span text:style-name="T43">In generale quando si fanno gli unit test vengono contati gli unit test (quindi le classi che ereditano da unit test) e le asserzioni, quindi alla fine viene stampato un riepilogo dei conteggi degli errori o degli ok. ES :</text:span></text:p>
      <text:p text:style-name="P1"><text:span text:style-name="T43">….......................................................................</text:span><text:span text:style-name="T44">F.........F.............F..............F........F...........</text:span></text:p>
      <text:p text:style-name="P8">12 UNIT TESTS, <text:span text:style-name="T61">50 METHODS, 0 SETUP ERRORS, </text:span>144 ASSERTIONS, 5 FAILURES.</text:p>
      <text:p text:style-name="P9"/>
      <text:p text:style-name="P9">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text:p>
      <text:h text:style-name="P40" text:outline-level="2">Class Loader <text:span text:style-name="T74">(da fare)</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3">. </text:span><text:span text:style-name="T24">I file delle classi dovranno avere estensione </text:span><text:span text:style-name="T11">.class.php</text:span><text:span text:style-name="T24"> o </text:span><text:span text:style-name="T11">.interface.php</text:span><text:span text:style-name="T24"> o </text:span><text:span text:style-name="T11">.trait.php</text:span><text:span text:style-name="T24"> </text:span><text:span text:style-name="T26">e il classloader sarà in grado di caricare solamente quelle classi che avranno lo stesso nome del file che le contiene, pertanto file che contengono più classi potrebbero risultare alquanto problematici. In ogni caso saranno presenti due direttive, lib e blogic, per includere forzatamente una classe presente in una di queste due cartelle. </text:span><text:span text:style-name="T27">Il classloader utilizzerà un pattern matching nella classe per sapere se </text:span><text:soft-page-break/><text:span text:style-name="T27">appartiene ad un namespace oppure no.</text:span></text:p>
      <text:p text:style-name="P1"><text:span text:style-name="T27"/></text:p>
      <text:h text:style-name="P41" text:outline-level="2">Host<text:span text:style-name="T19">name</text:span>/<text:span text:style-name="T19">Virtual Host</text:span> <text:span text:style-name="T19">B</text:span>ased Configuration <text:span text:style-name="T74">(ok)</text:span> </text:h>
      <text:p text:style-name="P16">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46">e sarà possibile accederci andando ad interrogare la classe </text:span><text:span text:style-name="T11">L</text:span><text:span text:style-name="T18">Config </text:span>. <text:span text:style-name="T19">Le cartelle di configurazione staranno nella cartella </text:span><text:span text:style-name="T8">config/</text:span><text:span text:style-name="T16">hostnames/</text:span><text:span text:style-name="T21"> nella sottocartella con nome corrispondente al nome host o al nome del virtual host, </text:span><text:span text:style-name="T24">quindi ad esempio, se il nome host è “prometeus”, la cartella sarà /config/</text:span><text:span text:style-name="T30">hostnames/</text:span><text:span text:style-name="T24">prometeus/</text:span><text:span text:style-name="T21">. </text:span><text:span text:style-name="T24">Il percorso si intende fatto partire dalla cartella root del progetto </text:span><text:span text:style-name="T26">e il nome sarà case sensitive.</text:span></text:p>
      <text:h text:style-name="P42" text:outline-level="2">Internal configuration <text:span text:style-name="T74">(ok)</text:span></text:h>
      <text:p text:style-name="P17">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73">e di aggiungere alla fine le variabili salvate come risultato del processo di inizializzazione</text:span>.</text:p>
      <text:h text:style-name="P43" text:outline-level="2">Configuration Based Routing (da fare)</text:h>
      <text:h text:style-name="Heading_20_3" text:outline-level="3">Static routing</text:h>
      <text:p text:style-name="P36">Il routing delle varie chiamate web sarà effettuato tramite una cartella che conterrà le varie configurazioni (che si chiamerà probabilmente <text:span text:style-name="T4">route</text:span><text:span text:style-name="T7">map</text:span>). Il formato della configurazione sarà <text:span text:style-name="T5">json</text:span> e sarà possibile collegare l'url a una classe php con metodo, <text:span text:style-name="T48">a una procedura</text:span> oppure linkare un'altra <text:span text:style-name="T12">route</text:span><text:span text:style-name="T7">map. </text:span><text:span text:style-name="T20">La configurazione supporterà concetti come l'ereditarietà, la decorazione, ecc …</text:span></text:p>
      <text:p text:style-name="P29">Sarà <text:span text:style-name="T48">anche </text:span>possibile effettuare la validazione dei dati passati come parametro con tipi predefiniti <text:span text:style-name="T48">e gestire eventuali validazioni di parametri che dovranno essere presenti in sessione</text:span>. <text:span text:style-name="T48">La validazione della sessione prevederà la possibilità di dichiarare dei valori che dovranno essere presenti nella sessione per consentire l'accesso a quella determinata route, ma lo stesso vale per i parametri in input e quelli in output. Es :</text:span></text:p>
      <text:p text:style-name="P31">{</text:p>
      <text:p text:style-name="P31"><text:tab/>“<text:span text:style-name="T49">begin</text:span>” : “/<text:span text:style-name="T49">time/begin_calc_time</text:span>”, <text:span text:style-name="T49">← esecuzione da proc</text:span></text:p>
      <text:p text:style-name="P31"><text:tab/>“<text:span text:style-name="T49">exec</text:span>” : “/<text:span text:style-name="T49">Sondaggio#crea_sondaggio</text:span>”, <text:span text:style-name="T49">←esecuzione da business_logic</text:span></text:p>
      <text:p text:style-name="P31"><text:soft-page-break/><text:tab/>“<text:span text:style-name="T49">end</text:span>” : “/<text:span text:style-name="T49">time/end_calc_time</text:span>” <text:span text:style-name="T49">← esecuzione da proc</text:span></text:p>
      <text:p text:style-name="P31"><text:tab/>“<text:span text:style-name="T49">template</text:span>” : “/<text:span text:style-name="T51">html/nuovo_sondaggio</text:span>”, <text:span text:style-name="T50">← utilizzo del template dalla cartella dei template html</text:span></text:p>
      <text:p text:style-name="P31"><text:tab/>/* “<text:span text:style-name="T49">format</text:span>” : “<text:span text:style-name="T49">html</text:span>”, */ <text:span text:style-name="T49">←questo è implicito se si usa “template”</text:span> </text:p>
      <text:p text:style-name="P30"><text:tab/>“<text:span text:style-name="T48">session” : {</text:span></text:p>
      <text:p text:style-name="P30"><text:tab/><text:tab/>“<text:span text:style-name="T48">role” : “admin”,</text:span></text:p>
      <text:p text:style-name="P30"><text:tab/><text:tab/>“<text:span text:style-name="T48">level</text:span>” : <text:span text:style-name="T48">{</text:span></text:p>
      <text:p text:style-name="P32"><text:tab/><text:tab/><text:tab/>“range” : {</text:p>
      <text:p text:style-name="P30"><text:tab/><text:tab/><text:tab/><text:tab/>“<text:span text:style-name="T48">min” : 3,</text:span></text:p>
      <text:p text:style-name="P30"><text:tab/><text:tab/><text:tab/><text:tab/>“<text:span text:style-name="T48">max</text:span>” : <text:span text:style-name="T48">10</text:span></text:p>
      <text:p text:style-name="P32"><text:tab/><text:tab/><text:tab/>},</text:p>
      <text:p text:style-name="P30"><text:tab/><text:tab/>“<text:span text:style-name="T48">status</text:span>” : <text:span text:style-name="T48">{</text:span></text:p>
      <text:p text:style-name="P30"><text:tab/><text:tab/><text:tab/>“<text:span text:style-name="T48">list</text:span>” : “<text:span text:style-name="T48">test,prova,01234</text:span>”</text:p>
      <text:p text:style-name="P32"><text:tab/><text:tab/><text:tab/>}</text:p>
      <text:p text:style-name="P32"><text:tab/><text:tab/>}</text:p>
      <text:p text:style-name="P32"><text:tab/>},</text:p>
      <text:p text:style-name="P33"><text:tab/>“<text:span text:style-name="T56">input</text:span>” : <text:span text:style-name="T56">{</text:span></text:p>
      <text:p text:style-name="P33"><text:tab/><text:tab/>– <text:span text:style-name="T56">vedi session –</text:span></text:p>
      <text:p text:style-name="P34"><text:tab/>},</text:p>
      <text:p text:style-name="P33"><text:tab/>“<text:span text:style-name="T56">output</text:span>” : <text:span text:style-name="T56">{</text:span></text:p>
      <text:p text:style-name="P33"><text:tab/><text:tab/>– <text:span text:style-name="T56">vedi session –</text:span></text:p>
      <text:p text:style-name="P34"><text:tab/>}</text:p>
      <text:p text:style-name="P33"/>
      <text:p text:style-name="P31">}</text:p>
      <text:p text:style-name="P30"/>
      <text:p text:style-name="P32">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63">Eventualmente in futuro si aggiungeranno anche ulteriori interceptor per avere dei “before” e “after” a riguardo sia dell'esecuzione che del resto.</text:span></text:p>
      <text:h text:style-name="Heading_20_3" text:outline-level="3">Hashed routing</text:h>
      <text:p text:style-name="P35">Il framework avrà al suo interno un piccolo database di file hash sha1 che conterranno al <text:soft-page-break/>loro interno I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74">(da fare)</text:span></text:h>
      <text:p text:style-name="P28">Sarà possibile implementare una classe per restituire il file di configurazione da utilizzare per la routemap in modo da poter implementare svariati algoritmi per la gestione della routemap in modo più flessibile. <text:span text:style-name="T74">Questo sarà fatto con gli handlers posti dentro la directory /routemap/handlers/ e dichiarando nella config l'handler utilizzato.</text:span></text:p>
      <text:h text:style-name="Heading_20_2" text:outline-level="2">Procedural based programming support <text:span text:style-name="T74">(da fare)</text:span></text:h>
      <text:p text:style-name="P22">Sarà possibile avere delle routine in una cartella apposita chiamata <text:span text:style-name="T7">proc</text:span> (che sta per procedure) e i file avranno estensione <text:span text:style-name="T7">.proc.php .</text:span><text:span text:style-name="T20"> Queste procedure saranno delle semplici routine php senza classi all'interno (o con classi) ma nelle quali sarà possibile sostanzialmente fare un po' quel che si vuole. </text:span><text:span text:style-name="T33">In questo modo si agevolerà alcuni casi di programmazione procedurale che potrebbe essere agevole in alcune circostanze.</text:span></text:p>
      <text:h text:style-name="P43" text:outline-level="2">Command line support <text:span text:style-name="T74">(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2">Molte di queste features saranno embeddate nel framework. Si cercherà comunque di supportare l'esecuzione di script da linea di comando cercando un qualche tipo di compromesso con l'esecuzione via web. </text:span><text:span text:style-name="T29">Anche gli script per eseguire gli unit test saranno presenti da linea di comando. Gli script saranno inseriti nella cartella bin del progetto.</text:span></text:p>
      <text:h text:style-name="P43" text:outline-level="2">Path based library support <text:span text:style-name="T74">(da fare)</text:span></text:h>
      <text:p text:style-name="P2">Sarà presente una classe per aiutare nel componimento dei path. La classe si chiamerà per l'appunto <text:span text:style-name="T15">L</text:span><text:span text:style-name="T7">Path</text:span>. <text:span text:style-name="T58">Sarà poi presente una classe </text:span><text:span text:style-name="T15">LIO</text:span><text:span text:style-name="T25"> che servirà per avere l'elenco dei files o delle cartelle in una particolare directory.</text:span></text:p>
      <text:h text:style-name="P44" text:outline-level="2">Abstract Database Support <text:span text:style-name="T74">(da fare)</text:span></text:h>
      <text:p text:style-name="P3">Saranno presenti delle classi per facilitare la creazione di query ad un database. Si implementerà il <text:soft-page-break/>supporto per il database mysql ma si progetterà il supporto in modo da renderlo astratto. Si supporteranno solo le query CRUD, la Truncate per svuotare le tabelle <text:span text:style-name="T55">e un metodo per sapere se una tabella esiste o meno, oltre alla possibilità di fare query libere</text:span>. Le query di modifica del database al momento non saranno prese in considerazione <text:span text:style-name="T55">e dovranno essere fatte tendenzialmente in altro modo all'esterno del software che si andrà a sviluppare (anche solo con degli script incrementali salvati in una apposita cartella e lanciati tramite l'apposito MySQL Workbench)</text:span>.</text:p>
      <text:h text:style-name="P44" text:outline-level="2">Active Record Support <text:span text:style-name="T74">(da fare)</text:span></text:h>
      <text:p text:style-name="P3">Sarà presente il supporto per active record, in modo da poter utilizzare delle classi con il pattern active record per la creazione, modifica e cancellazione di record da tabelle del database.</text:p>
      <text:h text:style-name="P44" text:outline-level="2">Session support <text:span text:style-name="T74">(da fare)</text:span></text:h>
      <text:p text:style-name="P3">Sarà presente il supporto alla sessione in modo da avere una comoda funzionalità di sessione. La gestione della sessione sarà in un qualche modo integrat<text:span text:style-name="T58">a</text:span> col routing in modo da poter supportare la presenza di aree riservate. <text:span text:style-name="T54">Si riutilizzerà eventualmente la vecchia classe di sessione già implementata nel caso si utilizzi il php come linguaggio di sviluppo del framework.</text:span></text:p>
      <text:h text:style-name="Heading_20_2" text:outline-level="2"><text:span text:style-name="T47">HTML/</text:span>JSON/XML api support <text:span text:style-name="T74">(da fare)</text:span></text:h>
      <text:p text:style-name="P4">Si cercherà di costruire un supporto per ritornare da una chiamata http get o post (o anche da una chiamata da linea di comando) un JSON o un XML. Non è escluso un futuro supporto a YAML. <text:span text:style-name="T47">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47">'. In questo modo si riuscirà a distinguere i figli di un tag dai suoi attributi.</text:span></text:p>
      <text:h text:style-name="P45" text:outline-level="2">Reflection based parameter routing <text:span text:style-name="T74">(da valutare/rifinire/progettare)</text:span></text:h>
      <text:p text:style-name="P4"><text:span text:style-name="T58">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0"> andrebbe poi a finire in una variabile di nome </text:span><text:span text:style-name="T7">$indirizzo</text:span><text:span text:style-name="T20">.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4">L'elenco dei parametri in input o in output sarà disponibile tramite degli oggetti che saranno inizializzati col costruttore della classe in modo da averceli automaticamente senza doverli ripetere ogni volta nei metodi che si andranno a creare.</text:span></text:p>
      <text:h text:style-name="P46" text:outline-level="2">Log support : <text:span text:style-name="T71">file and DB (da fare/rifinire)</text:span></text:h>
      <text:p text:style-name="P15">Il framework dovrà provvedere una o più classi per consentire la scrittura del log su database <text:span text:style-name="T72">o</text:span> su file. <text:span text:style-name="T57">Il log su file sarà in formato plaintext, mentre in caso di utilizzi più elaborati si potrà utilizzare </text:span><text:soft-page-break/><text:span text:style-name="T57">quello su database. In caso il log su file potrà mantenere su file separati i log in base alla gravità o importanza del log, in modo da trovare facilmente eventuali errori (una sorta di modalità di rendering dei log). Es. :</text:span></text:p>
      <text:p text:style-name="P19">- <text:span text:style-name="T7">log.fatal.txt</text:span></text:p>
      <text:p text:style-name="P20">- log.error.txt</text:p>
      <text:p text:style-name="P20">- log.warning.txt</text:p>
      <text:p text:style-name="P20">- log.info.txt</text:p>
      <text:p text:style-name="P20">- log.debug.txt</text:p>
      <text:p text:style-name="P13">Per quanto riguarda il log, se non sarà specificato niente, in <text:span text:style-name="T68">modalità di </text:span>produzione il log utilizzerà il database, mentre in <text:span text:style-name="T68">modalità</text:span> di framework_debug stamperà su output, mentre in <text:span text:style-name="T68">modalità</text:span> di de<text:span text:style-name="T72">velopment</text:span> <text:span text:style-name="T72">e testing </text:span>stamperà nei log su file in formato txt. <text:span text:style-name="T68">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68"> .</text:span></text:p>
      <text:p text:style-name="P14">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69">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69">e anche in questo caso sarà usato l'handler per intercettare eventuali errori scatenati dal php</text:span>, warning saranno intercettati con apposito handler, info <text:span text:style-name="T69">anche questo con apposito handler per le notice, </text:span>e debug invece <text:span text:style-name="T69">non avrà handler annessi.</text:span> </text:p>
      <text:h text:style-name="P48" text:outline-level="2">Template support <text:span text:style-name="T74">(da fare/progettare)</text:span></text:h>
      <text:p text:style-name="P5">Il framework supporterà l'utilizzo di template nelle <text:span text:style-name="T51">route</text:span>map, utilizzando twig 2 per fare il rendering. Si sceglie twig 2 in quanto lo si considera sufficientemente maturo per lo scopo. <text:span text:style-name="T51">Sarà possibile utilizzare template per html, ma anche per json e per xml o per qualsivoglia formato sarà supportato. I template di quel formato staranno in una cartella che ne stabilisce il tipo, es “</text:span><text:span text:style-name="T14">html</text:span><text:span text:style-name="T51">”, “</text:span><text:span text:style-name="T14">json</text:span><text:span text:style-name="T51">” o “</text:span><text:span text:style-name="T14">html</text:span><text:span text:style-name="T51">” o “</text:span><text:span text:style-name="T14">xml</text:span><text:span text:style-name="T51">” all'interno della cartella “</text:span><text:span text:style-name="T14">template</text:span><text:span text:style-name="T51">”.</text:span></text:p>
      <text:h text:style-name="P48" text:outline-level="2">Localization support <text:span text:style-name="T74">(da fare/progettare)</text:span></text:h>
      <text:p text:style-name="P5">Il framework dovrà avere il supporto per la localizzazione dei contenuti, sia semplici label contenute all'interno di files in formato .ini <text:span text:style-name="T52">(che quindi saranno visualizzate correttamente dai vari editor di testo)</text:span>, sia di contenuti veri e propri. <text:span text:style-name="T52">In base al formato il framework si comporterà diversamente. Al momento saranno supportati solo 3 formati : </text:span><text:span text:style-name="T13">.ini</text:span><text:span text:style-name="T52">, </text:span><text:span text:style-name="T13">.txt</text:span><text:span text:style-name="T52"> e </text:span><text:span text:style-name="T13">.html.</text:span></text:p>
      <text:p text:style-name="P7">Ognuno di questi formati potrà utilizzare al suo interno delle variabili posizionali che saranno <text:soft-page-break/>renderizzate in fase di rendering del contenuto. Le variabili posizionali saranno nella forma <text:span text:style-name="T7">{1_prova}</text:span>, <text:span text:style-name="T7">{2_qualcosa}</text:span>, <text:span text:style-name="T7">{3_altro}</text:span>, ecc … e serviranno per avere delle variabili all'interno del testo localizzato. In questo modo quando si richiamerà il metodo si passeranno come parametri le variabili nella posizione corretta e queste saranno renderizzate. Le variabili saranno sostituite utilizzando dei match regex. <text:span text:style-name="T53">Il nome è indicativo e serve solo per non sbagliare nel codice il tipo della variabile che si sta passando in modo da non dover interpretare il contenuto di un'eventuale traduzione. Saranno fatti comunque dei test per capire se nei .ini sarà possibile utilizzare dei \n per indicare una messa a capo.</text:span></text:p>
      <text:h text:style-name="P49" text:outline-level="2">Sync/Async Task <text:span text:style-name="T74">(da fare/progettare)</text:span></text:h>
      <text:p text:style-name="P10">E' necessario che sia presente nel framework la capacità di eseguire task asincroni quando richiesto. Per fare questo si utilizzerà <text:span text:style-name="T66">se necessario </text:span>il comando fork in quanto il framework è pensato per funzionare solo in ambiente linux <text:span text:style-name="T66">(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66">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P49" text:outline-level="2">Gestione dei partials/widget <text:span text:style-name="T74">(da fare/progettare)</text:span></text:h>
      <text:p text:style-name="P10">Si desidera avere all'interno del framework la possibilità di usare comodamente dei partials o dei widget all'interno delle pagine. Pertanto è necessario che <text:span text:style-name="T67">i</text:span> dati del singolo widget siano gestiti a livello di <text:span text:style-name="T65">parametri</text:span> e che il rendering del widget sia salvato a parte in modo da poterlo includere in colonne o caricamenti di parti della pagina. <text:span text:style-name="T64">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51" text:outline-level="3">1. Menù all'interno delle pagine con caricamento elenco pagine da db</text:h>
      <text:p text:style-name="P11">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67">Supponiamo inoltre che tutta la pagina sia caricata come una sorta di layout di componenti annidati. Il layout di pagina contiene degli spazi che a loro volta </text:span><text:soft-page-break/><text:span text:style-name="T67">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51" text:outline-level="3">2. Sottomenù all'interno delle pagine con elenco pagine statico</text:h>
      <text:p text:style-name="P11">Si suppone di avere un sottomenù statico con evidenziata la pagina corrente in modo diverso dalle altre. Il sottomenù viene caricato solo quando ci si trova in una pagina principale particolare e viene caricata di default una particolare sottopagina.</text:p>
      <text:h text:style-name="P51" text:outline-level="3">3. Widget con immagine e testo formattato ad hoc</text:h>
      <text:p text:style-name="P11">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51" text:outline-level="3">4. Widget di notizie meteo</text:h>
      <text:p text:style-name="P11">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14T16:29:27.408781209</dc:date>
    <dc:creator>Marco Bagnaresi</dc:creator>
    <meta:editing-duration>PT4H28M</meta:editing-duration>
    <meta:editing-cycles>62</meta:editing-cycles>
    <meta:generator>LibreOffice/5.0.3.2$Linux_X86_64 LibreOffice_project/00m0$Build-2</meta:generator>
    <meta:document-statistic meta:table-count="0" meta:image-count="0" meta:object-count="0" meta:page-count="10" meta:paragraph-count="108" meta:word-count="4170" meta:character-count="26873" meta:non-whitespace-character-count="22757"/>
  </office:meta>
</office:document-meta>
</file>